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40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fo:clip="rect(0in, 0in, 0in, 0in)" draw:stroke="non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8" style:parent-style-name="Graphics">
      <style:graphic-properties draw:fill="none" draw:stroke="none"/>
    </style:style>
    <style:style style:family="graphic" style:name="a350" style:parent-style-name="Graphics">
      <style:graphic-properties draw:fill="none" fo:clip="rect(0in, 0in, 0in, 0in)" draw:stroke="none"/>
    </style:style>
    <style:style style:family="graphic" style:name="a344" style:parent-style-name="Graphics">
      <style:graphic-properties draw:fill="none" fo:clip="rect(0in, 0in, 0in, 0in)" draw:stroke="none"/>
    </style:style>
    <style:style style:family="graphic" style:name="a345" style:parent-style-name="Graphics">
      <style:graphic-properties draw:fill="none" fo:clip="rect(0in, 0in, 0in, 0in)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fo:clip="rect(0in, 0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3" draw:style-name="a335" draw:master-page-name="Master1-Layout2-obj-Titre-et-contenu" presentation:presentation-page-layout-name="Master1-PPL2" draw:id="Slide-258">
        <draw:frame draw:id="id63" draw:style-name="a336" draw:name="Picture 2" svg:x="0.81436in" svg:y="0.41554in" svg:width="11.70462in" svg:height="6.6689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1-title-Diapositive-de-titre" presentation:presentation-page-layout-name="Master1-PPL1" draw:id="Slide-256">
        <draw:frame draw:id="id64" draw:style-name="a338" draw:name="Image 4" svg:x="0in" svg:y="2.59286in" svg:width="13.33333in" svg:height="2.3142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2-obj-Titre-et-contenu" presentation:presentation-page-layout-name="Master1-PPL2" draw:id="Slide-257">
        <draw:frame draw:id="id65" draw:style-name="a340" draw:name="Image 4" svg:x="0in" svg:y="1.96198in" svg:width="13.33333in" svg:height="3.5760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341" draw:master-page-name="Master1-Layout2-obj-Titre-et-contenu" presentation:presentation-page-layout-name="Master1-PPL2" draw:id="Slide-260">
        <draw:frame draw:id="id66" presentation:style-name="a342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67" presentation:style-name="a343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  <draw:frame draw:id="id68" draw:style-name="a344" draw:name="Picture 2" svg:x="0.78657in" svg:y="0.33247in" svg:width="11.7867in" svg:height="2.97604in" style:rel-width="scale" style:rel-height="scale">
          <draw:image xlink:href="media/image4.png" xlink:type="simple" xlink:show="embed" xlink:actuate="onLoad"/>
          <svg:title/>
          <svg:desc/>
        </draw:frame>
        <draw:frame draw:id="id69" draw:style-name="a345" draw:name="Picture 4" svg:x="2.49933in" svg:y="3.64489in" svg:width="7.71138in" svg:height="3.5226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6" draw:master-page-name="Master1-Layout2-obj-Titre-et-contenu" presentation:presentation-page-layout-name="Master1-PPL2" draw:id="Slide-261">
        <draw:frame draw:id="id70" draw:style-name="a347" draw:name="Picture 2" svg:x="2.91666in" svg:y="0.39931in" svg:width="6.27083in" svg:height="4.63542in" style:rel-width="scale" style:rel-height="scale">
          <draw:image xlink:href="media/image6.png" xlink:type="simple" xlink:show="embed" xlink:actuate="onLoad"/>
          <svg:title/>
          <svg:desc/>
        </draw:frame>
        <draw:frame draw:id="id71" draw:style-name="a348" draw:name="Picture 4" svg:x="2.80785in" svg:y="5.20226in" svg:width="6.27083in" svg:height="1.3854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" draw:style-name="a349" draw:master-page-name="Master1-Layout2-obj-Titre-et-contenu" presentation:presentation-page-layout-name="Master1-PPL2" draw:id="Slide-259">
        <draw:frame draw:id="id72" draw:style-name="a350" draw:name="Picture 2" svg:x="0.48054in" svg:y="1.3557in" svg:width="12.37225in" svg:height="4.7886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09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09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9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09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09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9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09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09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09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9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09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09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emi LECAS</meta:initial-creator>
    <dc:creator>Remi LECAS</dc:creator>
    <meta:creation-date>2024-09-26T08:54:42Z</meta:creation-date>
    <dc:date>2024-09-26T15:20:56Z</dc:date>
    <meta:editing-cycles>4</meta:editing-cycles>
    <meta:editing-duration>PT8684S</meta:editing-duration>
    <meta:document-statistic meta:paragraph-count="0" meta:word-count="0"/>
  </office:meta>
</office:document-meta>
</file>